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Introduction<text:tab/>2</text:p>
          <text:p text:style-name="P3">2 Background<text:tab/>3</text:p>
          <text:p text:style-name="P3">3 Related work<text:tab/>4</text:p>
          <text:p text:style-name="P4">3.1 Aesthetics of class diagrams<text:tab/>4</text:p>
          <text:p text:style-name="P4">3.2 Algorithms<text:tab/>4</text:p>
          <text:p text:style-name="P4">3.3 Heuristics<text:tab/>4</text:p>
          <text:p text:style-name="P3">4 The Algorithm<text:tab/>5</text:p>
          <text:p text:style-name="P4">4.1 Basics<text:tab/>5</text:p>
          <text:p text:style-name="P1">4.1.1 Graph preparation<text:tab/>5</text:p>
          <text:p text:style-name="P1">4.1.2 Multidimensional scaling<text:tab/>5</text:p>
          <text:p text:style-name="P1">4.1.3 Stress majorization<text:tab/>5</text:p>
          <text:p text:style-name="P4">4.2 Complementary heuristics<text:tab/>5</text:p>
          <text:p text:style-name="P1">4.2.1 Cycles<text:tab/>5</text:p>
          <text:p text:style-name="P1">4.2.2 Node size<text:tab/>5</text:p>
          <text:p text:style-name="P1">4.2.3 Orthogonality<text:tab/>5</text:p>
          <text:p text:style-name="P1">4.2.4 Edge bending<text:tab/>5</text:p>
          <text:p text:style-name="P1">4.2.5 Edge length<text:tab/>5</text:p>
          <text:p text:style-name="P1">4.2.6 Hierarchies<text:tab/>5</text:p>
          <text:p text:style-name="P1">4.2.7 Node grouping<text:tab/>5</text:p>
          <text:p text:style-name="P3">5 Implementation<text:tab/>6</text:p>
          <text:p text:style-name="P3">6 Conclusions<text:tab/>7</text:p>
          <text:p text:style-name="P3">7 Appendix A<text:tab/>8</text:p>
          <text:p text:style-name="P4">7.1 Algorithm in action<text:tab/>8</text:p>
        </text:index-body>
      </text:table-of-content>
      <text:p text:style-name="Standard"/>
      <text:h text:style-name="P2"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that hold them together. It just so happens, that when the simulation converges to a stable state, the properties of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h text:style-name="P2" text:outline-level="1">Background</text:h>
      <text:p text:style-name="Text_20_body">Force-based algorithms</text:p>
      <text:h text:style-name="P2" text:outline-level="1">Related work</text:h>
      <text:h text:style-name="Heading_20_2" text:outline-level="2">Aesthetics of class diagrams</text:h>
      <text:p text:style-name="Text_20_body"/>
      <text:h text:style-name="Heading_20_2" text:outline-level="2">Algorithms</text:h>
      <text:h text:style-name="Heading_20_2" text:outline-level="2">Heuristics</text:h>
      <text:h text:style-name="P2" text:outline-level="1">The Algorithm</text:h>
      <text:h text:style-name="Heading_20_2" text:outline-level="2">Basics</text:h>
      <text:h text:style-name="Heading_20_3" text:outline-level="3">Graph preparation</text:h>
      <text:h text:style-name="Heading_20_3" text:outline-level="3">Multidimensional scaling</text:h>
      <text:h text:style-name="Heading_20_3" text:outline-level="3">Stress majorization</text:h>
      <text:h text:style-name="Heading_20_2" text:outline-level="2">Complementary heuristics</text:h>
      <text:h text:style-name="Heading_20_3" text:outline-level="3">Cycles</text:h>
      <text:h text:style-name="Heading_20_3" text:outline-level="3">Node size</text:h>
      <text:p text:style-name="Text_20_body">The nodes are simulated as bodies in 3D space (see Fig x), with their dimensions directly proportional to the original 2D representations of the nodes. An inherit property of the simulation makes sure nodes does not overlap. (Charge/size correlation?)</text:p>
      <text:h text:style-name="Heading_20_3" text:outline-level="3">Orthogonality</text:h>
      <text:p text:style-name="Text_20_body">Orthogonality is maintained by applying a different type <text:s/>....</text:p>
      <text:h text:style-name="Heading_20_3" text:outline-level="3">Edge bending</text:h>
      <text:h text:style-name="Heading_20_3" text:outline-level="3">Edge length</text:h>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h text:style-name="Heading_20_3" text:outline-level="3">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h text:style-name="P2" text:outline-level="1">Implementation</text:h>
      <text:h text:style-name="P2" text:outline-level="1">Conclusions</text:h>
      <text:h text:style-name="P2" text:outline-level="1">Appendix A</text:h>
      <text:h text:style-name="Heading_20_2" text:outline-level="2">Algorithm in ac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Rubies" style:family="text">
      <style:text-properties fo:font-size="6pt" style:text-underline-style="none" style:font-size-asian="6pt" style:font-size-complex="6pt" style:text-emphasize="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1-23T22:45:27</dc:date>
    <meta:editing-duration>PT08H58M30S</meta:editing-duration>
    <meta:editing-cycles>47</meta:editing-cycles>
    <meta:generator>OpenOffice.org/3.1$Linux OpenOffice.org_project/310m19$Build-9420</meta:generator>
    <dc:creator>Oskar </dc:creator>
    <meta:document-statistic meta:table-count="0" meta:image-count="0" meta:object-count="0" meta:page-count="8" meta:paragraph-count="58" meta:word-count="718" meta:character-count="4342"/>
  </office:meta>
</office:document-meta>
</file>